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9" style:family="paragraph" style:parent-style-name="Standard" style:list-style-name="L1">
      <style:text-properties style:font-name="Arial" fo:font-size="16pt" style:font-size-asian="16pt" style:font-size-complex="16pt"/>
    </style:style>
    <style:style style:name="P3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25499293196577190" text:style-name="L1">
        <text:list-item>
          <text:p text:style-name="P29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9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>@@@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 קָרָה שֶׁמֶשׁ זָרְחָה וְנוֹדַד וְלֹא־נוֹדַע מְקוֹמוֹ אַיָּם</text:p>
          </table:table-cell>
          <table:table-cell table:style-name="表74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וְאֵין מְקַבֵּץ</text:p>
          </table:table-cell>
          <table:table-cell table:style-name="表75.B1" office:value-type="string">
            <text:p text:style-name="P20"/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19">*אֵין־כֵּהָה לְשִׁבְרֶ</text:p>
            <text:p text:style-name="P19">**נַחְלָה מַכָּתֶ</text:p>
            <text:p text:style-name="P19"><text:soft-page-break/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Text_20_body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12"><text:soft-page-break/><text:span text:style-name="T3">3. </text:span><text:span text:style-name="T5">X:X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/>
          </table:table-cell>
          <table:table-cell table:style-name="表70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148780437902796298" text:style-name="L2">
        <text:list-item>
          <text:p text:style-name="P21">time label ==&gt; paste</text:p>
        </text:list-item>
        <text:list-item>
          <text:p text:style-name="P21">“@@@” ==&gt; move to → at the bottom of the doc area</text:p>
        </text:list-item>
        <text:list-item>
          <text:p text:style-name="P21">DUP : template</text:p>
        </text:list-item>
        <text:list-item>
          <text:p text:style-name="P21"><text:soft-page-break/>close</text:p>
          <text:list>
            <text:list-item>
              <text:p text:style-name="P21">web pages</text:p>
            </text:list-item>
            <text:list-item>
              <text:p text:style-name="P21">sheet file</text:p>
            </text:list-item>
            <text:list-item>
              <text:p text:style-name="P21">folders (if any)</text:p>
            </text:list-item>
            <text:list-item>
              <text:p text:style-name="P21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16T13:31:43.06</dc:date>
    <dc:creator>iwabuchi ken</dc:creator>
    <meta:editing-duration>P2DT9H43M27S</meta:editing-duration>
    <meta:editing-cycles>144</meta:editing-cycles>
    <meta:generator>OpenOffice/4.1.3$Win32 OpenOffice.org_project/413m1$Build-9783</meta:generator>
    <meta:document-statistic meta:table-count="80" meta:image-count="0" meta:object-count="0" meta:page-count="38" meta:paragraph-count="910" meta:word-count="3541" meta:character-count="20937"/>
  </office:meta>
</office:document-meta>
</file>